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d0d0d0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ext-properties fo:font-size="8pt" style:font-size-asian="8pt" style:font-size-complex="8pt"/>
    </style:style>
    <style:style style:name="ce34" style:family="table-cell" style:parent-style-name="Default" style:data-style-name="N100">
      <style:text-properties style:text-line-through-style="solid" style:text-line-through-type="single"/>
    </style:style>
    <style:style style:name="ce38" style:family="table-cell" style:parent-style-name="Default" style:data-style-name="N100">
      <style:table-cell-properties fo:background-color="transparent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8" style:family="table-cell" style:parent-style-name="Default" style:data-style-name="N100">
      <style:table-cell-properties fo:background-color="#f5c9c9"/>
    </style:style>
    <style:style style:name="ce5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b7c1e4"/>
    </style:style>
    <style:style style:name="ce56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Default"/>
        <table:table-column table:style-name="co9" table:default-cell-style-name="ce25"/>
        <table:table-column table:style-name="co10" table:default-cell-style-name="ce2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5"/>
        <table:table-column table:style-name="co10" table:default-cell-style-name="ce25"/>
        <table:table-column table:style-name="co16" table:default-cell-style-name="Default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style-name="ce2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5"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table:style-name="ce2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style-name="ce25"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749.98</text:p>
          </table:table-cell>
          <table:table-cell/>
          <table:table-cell table:style-name="ce25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5"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 table:number-columns-repeated="2"/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649.98</text:p>
          </table:table-cell>
          <table:table-cell/>
          <table:table-cell table:style-name="ce25"/>
          <table:table-cell table:number-columns-repeated="2"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942.24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3"/>
          <table:table-cell/>
          <table:table-cell table:style-name="ce25"/>
          <table:table-cell table:number-columns-repeated="2"/>
          <table:table-cell table:style-name="ce25" table:number-columns-repeated="3"/>
          <table:table-cell/>
          <table:table-cell table:style-name="ce25" table:number-columns-repeated="3"/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9" office:value-type="string" calcext:value-type="string">
            <text:p>0.00606740 274.1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3"/>
          <table:table-cell/>
          <table:table-cell table:style-name="ce25"/>
          <table:table-cell office:value-type="string" calcext:value-type="string">
            <text:p>-20326.37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 table:style-name="ce25" table:number-columns-repeated="2"/>
          <table:table-cell table:style-name="ce29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29" office:value-type="string" calcext:value-type="string">
            <text:p>320547</text:p>
          </table:table-cell>
          <table:table-cell table:style-name="ce29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29" office:value-type="string" calcext:value-type="string">
            <text:p>320562</text:p>
          </table:table-cell>
          <table:table-cell table:style-name="ce29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table:number-columns-repeated="2"/>
          <table:table-cell table:style-name="ce29" office:value-type="string" calcext:value-type="string">
            <text:p>321228</text:p>
          </table:table-cell>
          <table:table-cell table:style-name="ce29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30" office:value-type="string" calcext:value-type="string">
            <text:p>334580</text:p>
          </table:table-cell>
          <table:table-cell table:style-name="ce29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30" office:value-type="string" calcext:value-type="string">
            <text:p>3939</text:p>
          </table:table-cell>
          <table:table-cell/>
          <table:table-cell table:style-name="Default"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29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2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office:value-type="float" office:value="342832" calcext:value-type="float">
            <text:p>342832</text:p>
          </table:table-cell>
          <table:table-cell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office:value-type="string" calcext:value-type="string">
            <text:p>-836</text:p>
          </table:table-cell>
          <table:table-cell office:value-type="string" calcext:value-type="string">
            <text:p>-996.78</text:p>
          </table:table-cell>
          <table:table-cell table:number-columns-repeated="993"/>
        </table:table-row>
        <table:table-row table:style-name="ro1" table:number-rows-repeated="104853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20" table:number-columns-repeated="1020" table:default-cell-style-name="ce25"/>
        <table:table-row table:style-name="ro2">
          <table:table-cell table:style-name="ce3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2022.12.28</text:p>
          </table:table-cell>
          <table:table-cell table:style-name="ce34" office:value-type="string" calcext:value-type="string">
            <text:p>InvestFuture Generation IF. Аня и Макс: в поисках профессии мечты</text:p>
          </table:table-cell>
          <table:table-cell table:style-name="ce34" office:value-type="string" calcext:value-type="string">
            <text:p>2022.12.29</text:p>
          </table:table-cell>
          <table:table-cell table:style-name="ce34" office:value-type="string" calcext:value-type="string">
            <text:p>393-393</text:p>
          </table:table-cell>
          <table:table-cell table:style-name="ce34" office:value-type="string" calcext:value-type="string">
            <text:p>0</text:p>
          </table:table-cell>
          <table:table-cell table:style-name="ce3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1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3" table:default-cell-style-name="ce25"/>
        <table:table-column table:style-name="co36" table:default-cell-style-name="ce25"/>
        <table:table-column table:style-name="co37" table:default-cell-style-name="ce25"/>
        <table:table-column table:style-name="co14" table:default-cell-style-name="ce25"/>
        <table:table-column table:style-name="co38" table:default-cell-style-name="ce25"/>
        <table:table-column table:style-name="co3" table:default-cell-style-name="ce25"/>
        <table:table-column table:style-name="co14" table:default-cell-style-name="ce25"/>
        <table:table-column table:style-name="co36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7" table:default-cell-style-name="ce25"/>
        <table:table-column table:style-name="co13" table:default-cell-style-name="ce25"/>
        <table:table-column table:style-name="co14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9" table:default-cell-style-name="ce25"/>
        <table:table-column table:style-name="co41" table:default-cell-style-name="ce25"/>
        <table:table-column table:style-name="co14" table:default-cell-style-name="ce25"/>
        <table:table-column table:style-name="co42" table:default-cell-style-name="ce25"/>
        <table:table-column table:style-name="co43" table:number-columns-repeated="2" table:default-cell-style-name="ce25"/>
        <table:table-column table:style-name="co44" table:default-cell-style-name="ce25"/>
        <table:table-column table:style-name="co20" table:default-cell-style-name="ce25"/>
        <table:table-column table:style-name="co45" table:default-cell-style-name="ce25"/>
        <table:table-column table:style-name="co46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47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8" table:number-columns-repeated="984"/>
          <table:table-cell table:number-columns-repeated="15361"/>
        </table:table-row>
        <table:table-row table:style-name="ro1">
          <table:table-cell table:style-name="ce38"/>
          <table:table-cell table:style-name="ce45"/>
          <table:table-cell table:style-name="ce38" table:number-columns-repeated="37"/>
          <table:table-cell table:style-name="ce24"/>
          <table:table-cell table:style-name="ce38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48" office:value-type="string" calcext:value-type="string">
            <text:p>-4201.41 </text:p>
          </table:table-cell>
          <table:table-cell table:number-columns-repeated="2"/>
          <table:table-cell table:style-name="ce48" office:value-type="string" calcext:value-type="string">
            <text:p>-503.41 </text:p>
          </table:table-cell>
          <table:table-cell table:style-name="ce4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0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0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4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0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8" office:value-type="string" calcext:value-type="string">
            <text:p>-876 </text:p>
          </table:table-cell>
          <table:table-cell table:style-name="ce48" office:value-type="string" calcext:value-type="string">
            <text:p>-1884.43</text:p>
          </table:table-cell>
          <table:table-cell table:style-name="ce4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29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2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2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8" office:value-type="string" calcext:value-type="string">
            <text:p>-301.55 </text:p>
          </table:table-cell>
          <table:table-cell table:number-columns-repeated="5"/>
          <table:table-cell table:style-name="ce4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4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29" office:value-type="string" calcext:value-type="string">
            <text:p>294618</text:p>
          </table:table-cell>
          <table:table-cell table:style-name="ce2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2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29" office:value-type="string" calcext:value-type="string">
            <text:p>294946</text:p>
          </table:table-cell>
          <table:table-cell table:style-name="ce29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0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48" office:value-type="string" calcext:value-type="string">
            <text:p>-14736.63</text:p>
          </table:table-cell>
          <table:table-cell/>
          <table:table-cell table:style-name="ce48" office:value-type="string" calcext:value-type="string">
            <text:p>-3228.5</text:p>
          </table:table-cell>
          <table:table-cell/>
          <table:table-cell table:style-name="ce4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38" table:number-columns-repeated="2"/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29" office:value-type="string" calcext:value-type="string">
            <text:p>296941</text:p>
          </table:table-cell>
          <table:table-cell table:style-name="ce29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29" office:value-type="string" calcext:value-type="string">
            <text:p>297011</text:p>
          </table:table-cell>
          <table:table-cell table:style-name="ce29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29" office:value-type="string" calcext:value-type="string">
            <text:p>315778</text:p>
          </table:table-cell>
          <table:table-cell table:style-name="ce3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8" office:value-type="string" calcext:value-type="string">
            <text:p>-623</text:p>
          </table:table-cell>
          <table:table-cell table:style-name="ce48" office:value-type="string" calcext:value-type="string">
            <text:p>-960.85</text:p>
          </table:table-cell>
          <table:table-cell table:style-name="ce4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29" office:value-type="string" calcext:value-type="string">
            <text:p>307444</text:p>
          </table:table-cell>
          <table:table-cell table:style-name="ce2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29" office:value-type="string" calcext:value-type="string">
            <text:p>320220</text:p>
          </table:table-cell>
          <table:table-cell table:style-name="ce2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29" office:value-type="string" calcext:value-type="string">
            <text:p>320294</text:p>
          </table:table-cell>
          <table:table-cell table:style-name="ce2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2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0" office:value-type="string" calcext:value-type="string">
            <text:p>200149</text:p>
          </table:table-cell>
          <table:table-cell table:number-columns-repeated="2"/>
          <table:table-cell table:style-name="ce30" office:value-type="string" calcext:value-type="string">
            <text:p>320651</text:p>
          </table:table-cell>
          <table:table-cell table:style-name="ce30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2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2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2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8" office:value-type="string" calcext:value-type="string">
            <text:p>300786</text:p>
          </table:table-cell>
          <table:table-cell table:style-name="ce38" office:value-type="string" calcext:value-type="string">
            <text:p>3408</text:p>
          </table:table-cell>
          <table:table-cell table:number-columns-repeated="3"/>
          <table:table-cell table:style-name="ce48" office:value-type="string" calcext:value-type="string">
            <text:p>-1906</text:p>
          </table:table-cell>
          <table:table-cell/>
          <table:table-cell table:style-name="ce4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4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8" office:value-type="string" calcext:value-type="string">
            <text:p>300786</text:p>
          </table:table-cell>
          <table:table-cell table:style-name="ce3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29" office:value-type="string" calcext:value-type="string">
            <text:p>301520</text:p>
          </table:table-cell>
          <table:table-cell table:style-name="ce29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0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29" office:value-type="string" calcext:value-type="string">
            <text:p>318707</text:p>
          </table:table-cell>
          <table:table-cell table:style-name="ce29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0" office:value-type="string" calcext:value-type="string">
            <text:p>322856</text:p>
          </table:table-cell>
          <table:table-cell table:style-name="ce5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2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29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29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29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0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8" office:value-type="string" calcext:value-type="string">
            <text:p>-1085</text:p>
          </table:table-cell>
          <table:table-cell/>
          <table:table-cell table:style-name="ce4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4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29" office:value-type="string" calcext:value-type="string">
            <text:p>303496</text:p>
          </table:table-cell>
          <table:table-cell table:style-name="ce29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29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29" office:value-type="string" calcext:value-type="string">
            <text:p>315441</text:p>
          </table:table-cell>
          <table:table-cell table:style-name="ce29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29" office:value-type="string" calcext:value-type="string">
            <text:p>315770</text:p>
          </table:table-cell>
          <table:table-cell table:style-name="ce29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29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29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29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0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29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0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29" office:value-type="string" calcext:value-type="string">
            <text:p>317533</text:p>
          </table:table-cell>
          <table:table-cell table:style-name="ce29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29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29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29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0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29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29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0" office:value-type="string" calcext:value-type="string">
            <text:p>326086</text:p>
          </table:table-cell>
          <table:table-cell table:style-name="ce30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29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4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48" office:value-type="string" calcext:value-type="string">
            <text:p>-1706</text:p>
          </table:table-cell>
          <table:table-cell table:style-name="ce48" office:value-type="string" calcext:value-type="string">
            <text:p>-510.1</text:p>
          </table:table-cell>
          <table:table-cell table:style-name="ce48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2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  <table:table-cell table:style-name="ce25" table:number-columns-repeated="15360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38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41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29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38"/>
          <table:table-cell table:style-name="ce45"/>
          <table:table-cell table:style-name="ce38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28" table:number-columns-repeated="2"/>
          <table:table-cell table:style-name="ce24"/>
          <table:table-cell table:style-name="ce31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29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48" office:value-type="string" calcext:value-type="string">
            <text:p>-72</text:p>
          </table:table-cell>
          <table:table-cell/>
          <table:table-cell table:style-name="ce48" office:value-type="string" calcext:value-type="string">
            <text:p>-4643.04</text:p>
          </table:table-cell>
          <table:table-cell table:number-columns-repeated="2"/>
          <table:table-cell table:style-name="ce4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4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8" office:value-type="string" calcext:value-type="string">
            <text:p>-535.96 </text:p>
          </table:table-cell>
          <table:table-cell table:style-name="ce4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8" office:value-type="string" calcext:value-type="string">
            <text:p>-1224</text:p>
          </table:table-cell>
          <table:table-cell table:style-name="ce48" office:value-type="string" calcext:value-type="string">
            <text:p>-1782</text:p>
          </table:table-cell>
          <table:table-cell table:style-name="ce5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4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8" office:value-type="string" calcext:value-type="string">
            <text:p>-4124.15</text:p>
          </table:table-cell>
          <table:table-cell table:style-name="ce4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4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4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4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58"/>
          <table:table-cell table:number-columns-repeated="15360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  <table:table-cell table:style-name="ce51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1" table:number-columns-repeated="21"/>
          <table:table-cell table:style-name="ce54" office:value-type="string" calcext:value-type="string">
            <text:p>+36952</text:p>
          </table:table-cell>
          <table:table-cell table:style-name="ce54" office:value-type="string" calcext:value-type="string">
            <text:p>+227</text:p>
          </table:table-cell>
          <table:table-cell table:style-name="ce51"/>
          <table:table-cell table:style-name="ce51" office:value-type="string" calcext:value-type="string">
            <text:p> 18663.51</text:p>
          </table:table-cell>
          <table:table-cell table:style-name="ce51" office:value-type="string" calcext:value-type="string">
            <text:p> 3594 </text:p>
          </table:table-cell>
          <table:table-cell table:style-name="ce51" office:value-type="string" calcext:value-type="string">
            <text:p> 4497.06 </text:p>
          </table:table-cell>
          <table:table-cell table:style-name="ce5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38" table:default-cell-style-name="ce25"/>
        <table:table-column table:style-name="co57" table:default-cell-style-name="ce25"/>
        <table:table-column table:style-name="co38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8" office:value-type="string" calcext:value-type="string">
            <text:p>-1619.18 </text:p>
          </table:table-cell>
          <table:table-cell table:style-name="ce4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38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38"/>
          <table:table-cell table:number-columns-repeated="2"/>
          <table:table-cell table:style-name="ce48" office:value-type="string" calcext:value-type="string">
            <text:p>-1454.78 </text:p>
          </table:table-cell>
          <table:table-cell table:style-name="ce48" office:value-type="string" calcext:value-type="string">
            <text:p>-1197 </text:p>
          </table:table-cell>
          <table:table-cell table:style-name="ce48" office:value-type="string" calcext:value-type="string">
            <text:p>-1818.52 </text:p>
          </table:table-cell>
          <table:table-cell table:style-name="ce38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4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38"/>
          <table:table-cell/>
          <table:table-cell table:style-name="ce48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8" office:value-type="string" calcext:value-type="string">
            <text:p>-1467.1</text:p>
          </table:table-cell>
          <table:table-cell table:style-name="ce4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4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8" office:value-type="string" calcext:value-type="string">
            <text:p>-28306</text:p>
          </table:table-cell>
          <table:table-cell table:number-columns-repeated="3"/>
          <table:table-cell table:style-name="ce48" office:value-type="string" calcext:value-type="string">
            <text:p>-2278.55</text:p>
          </table:table-cell>
          <table:table-cell/>
          <table:table-cell table:style-name="ce4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8" office:value-type="string" calcext:value-type="string">
            <text:p>-2080.1 </text:p>
          </table:table-cell>
          <table:table-cell table:style-name="ce48" office:value-type="string" calcext:value-type="string">
            <text:p>-1127 </text:p>
          </table:table-cell>
          <table:table-cell table:style-name="ce4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8" office:value-type="string" calcext:value-type="string">
            <text:p>+18024</text:p>
          </table:table-cell>
          <table:table-cell table:style-name="ce4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.00.0000</text:date>, <text:time style:data-style-name="N2" text:time-value="04:37:52.38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1-29T04:40:59.700000000</dc:date>
    <meta:editing-duration>P11DT5H48M25S</meta:editing-duration>
    <meta:editing-cycles>4967</meta:editing-cycles>
    <meta:document-statistic meta:table-count="7" meta:cell-count="13636" meta:object-count="0"/>
    <meta:user-defined meta:name="qrichtext">1</meta:user-defined>
  </office:meta>
</office:document-meta>
</file>